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Bookmark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ookmark.start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ookmark.writeRtf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ookmark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ookmark.writeRtfBookmark( String 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tfBookmark.end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ookmark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Bookmark.RtfBookmark( RtfContainer parent , Writer w , String bookma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